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5c8d6" officeooo:paragraph-rsid="0015c8d6"/>
    </style:style>
    <style:style style:name="P2" style:family="paragraph" style:parent-style-name="Standard">
      <style:text-properties officeooo:rsid="0017bbfc" officeooo:paragraph-rsid="0017bbf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7bbfc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89595" style:font-weight-asian="normal" style:font-weight-complex="normal"/>
    </style:style>
    <style:style style:name="T5" style:family="text">
      <style:text-properties fo:font-weight="normal" officeooo:rsid="0017bbfc" style:font-weight-asian="normal" style:font-weight-complex="normal"/>
    </style:style>
    <style:style style:name="T6" style:family="text">
      <style:text-properties fo:font-weight="normal" officeooo:rsid="001893d3" style:font-weight-asian="normal" style:font-weight-complex="normal"/>
    </style:style>
    <style:style style:name="T7" style:family="text">
      <style:text-properties fo:font-weight="normal" officeooo:rsid="0019589a" style:font-weight-asian="normal" style:font-weight-complex="normal"/>
    </style:style>
    <style:style style:name="T8" style:family="text">
      <style:text-properties fo:font-weight="bold" officeooo:rsid="001893d3" style:font-weight-asian="bold" style:font-weight-complex="bold"/>
    </style:style>
    <style:style style:name="T9" style:family="text">
      <style:text-properties fo:font-weight="bold" officeooo:rsid="00189595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e degare accesso a una applicazione ad un determinato utente:</text:p>
      <text:p text:style-name="P1"/>
      <text:p text:style-name="P1">Dal server, click su start, Windows Administrative; <text:s/>Group police Management; mi sono fermato sopra la calrtella dove si trova l’utente al quale li dobbiamo negare l’acceso, quindi click destro e seleziona <text:span text:style-name="T1"><text:s/>create </text:span><text:span text:style-name="T2">a </text:span><text:span text:style-name="T1">GPO in this domain,</text:span><text:span text:style-name="T3"> </text:span><text:span text:style-name="T4">ho scrito</text:span><text:span text:style-name="T5"> come si chiamera la </text:span><text:span text:style-name="T4">nuova</text:span><text:span text:style-name="T5"> plicy( </text:span><text:span text:style-name="T4">in questo caso</text:span><text:span text:style-name="T5"> </text:span><text:span text:style-name="T2">Nega accesso a Microsoft Edge</text:span><text:span text:style-name="T5">) <text:s/>e selezioni ok</text:span></text:p>
      <text:p text:style-name="P1"><text:span text:style-name="T5"/></text:p>
      <text:p text:style-name="P2"><text:span text:style-name="T5">P</text:span><text:span text:style-name="T3">i </text:span><text:span text:style-name="T4">sono andato</text:span><text:span text:style-name="T3"> su Group Policy Management Editor, <text:s/>policy creata, e diamo click destro, editar, User configutation, policies, Administrative templates,</text:span><text:span text:style-name="T6">System e </text:span><text:span text:style-name="T7">ho </text:span><text:span text:style-name="T6">sce</text:span><text:span text:style-name="T7">lto</text:span><text:span text:style-name="T6"> </text:span><text:span text:style-name="T8">“ Don’t rum specified applications”</text:span><text:span text:style-name="T6"> <text:s/>click destro, Edit, anabled( abilitiamo), Show ( mostrar) e in questa finestra mettiamo il nome della applicazione che l’utente non deve raggiungere, in questo caso </text:span><text:span text:style-name="T8">msedge.exe, </text:span><text:span text:style-name="T6">poi click in ok, Apply, ok . <text:s text:c="2"/>Ci sopostiamo alla macchina da dove fa accesso l’usuario </text:span><text:span text:style-name="T7">pippino</text:span><text:span text:style-name="T6">, </text:span><text:span text:style-name="T4">click sul icona start di windows, esegui e </text:span><text:span text:style-name="T7">digitiamo</text:span><text:span text:style-name="T4"> </text:span><text:span text:style-name="T9">gpupdata /force</text:span><text:span text:style-name="T4"> <text:s text:c="3"/>per aggiornare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9T17:55:20.526000000</meta:creation-date>
    <dc:date>2024-10-29T18:40:48.749000000</dc:date>
    <meta:editing-duration>PT2M52S</meta:editing-duration>
    <meta:editing-cycles>1</meta:editing-cycles>
    <meta:document-statistic meta:table-count="0" meta:image-count="0" meta:object-count="0" meta:page-count="1" meta:paragraph-count="3" meta:word-count="150" meta:character-count="972" meta:non-whitespace-character-count="815"/>
    <meta:generator>LibreOffice/24.8.2.1$Windows_X86_64 LibreOffice_project/0f794b6e29741098670a3b95d60478a65d05ef13</meta:generator>
  </office:meta>
</office:document-meta>
</file>